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700000006E6A7C587C.png" manifest:media-type="image/png"/>
  <manifest:file-entry manifest:full-path="Pictures/10000001000002FF000002AA0D6B9A1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01cm, -0.091cm, 4.999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fo:min-height="1.5cm" loext:decorative="false"/>
      <style:paragraph-properties style:writing-mode="lr-tb"/>
    </style:style>
    <style:style style:name="P1" style:family="paragraph">
      <style:text-properties fo:color="#ff0000" loext:opacity="100%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text-properties fo:color="#ff0000" loext:opacity="100%" style:font-name="Times New Roman" fo:font-size="24pt" fo:font-weight="bold" style:font-size-asian="24pt" style:font-weight-asian="bold" style:font-size-complex="24pt" style:font-weight-complex="bold"/>
    </style:style>
    <style:style style:name="P5" style:family="paragraph">
      <style:paragraph-properties fo:margin-top="0.42cm" fo:margin-bottom="0.35cm" fo:text-align="start"/>
    </style:style>
    <style:style style:name="P6" style:family="paragraph">
      <style:paragraph-properties fo:text-align="start"/>
      <style:text-properties fo:font-size="24pt" style:font-size-asian="24pt" style:font-size-complex="2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hyphenate="false" loext:hyphenation-no-caps="false" loext:hyphenation-no-last-word="false"/>
    </style:style>
    <style:style style:name="P9" style:family="paragraph">
      <style:paragraph-properties fo:margin-top="0.5cm" fo:margin-bottom="0cm"/>
      <style:text-properties fo:hyphenate="false" loext:hyphenation-no-caps="false" loext:hyphenation-no-last-word="false"/>
    </style:style>
    <style:style style:name="P10" style:family="paragraph">
      <style:text-properties fo:font-size="20pt" style:font-size-asian="20pt" style:font-size-complex="20pt"/>
    </style:style>
    <style:style style:name="T1" style:family="text">
      <style:text-properties fo:color="#ff0000" loext:opacity="100%"/>
    </style:style>
    <style:style style:name="T2" style:family="text">
      <style:text-properties fo:color="#ff0000" loext:opacity="100%" style:font-name="Times New Roman" fo:font-size="24pt" fo:font-weight="bold" style:font-size-asian="24pt" style:font-weight-asian="bold" style:font-size-complex="24pt" style:font-weight-complex="bold"/>
    </style:style>
    <style:style style:name="T3" style:family="text"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Times New Roman" fo:font-size="20pt" style:font-size-asian="20pt" style:font-size-complex="20pt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8pt" fo:font-style="italic" style:font-size-asian="18pt" style:font-style-asian="italic" style:font-size-complex="18pt" style:font-style-complex="italic"/>
    </style:style>
    <style:style style:name="T9" style:family="text">
      <style:text-properties fo:font-size="18pt" fo:font-style="normal" style:font-size-asian="18pt" style:font-style-asian="normal" style:font-size-complex="18pt" style:font-style-complex="normal"/>
    </style:style>
    <style:style style:name="T10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1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VERSION CONTROL SYSTEM</text:span></text:p>
          </draw:text-box>
        </draw:frame>
        <draw:frame presentation:style-name="pr2" draw:text-style-name="P2" draw:layer="layout" svg:width="25.199cm" svg:height="9.134cm" svg:x="1.301cm" svg:y="3.685cm" presentation:class="subtitle" presentation:user-transformed="true">
          <draw:text-box>
            <text:p>Presented by :</text:p>
            <text:p>Anubhav</text:p>
            <text:p>Paul John</text:p>
            <text:p>Jose M</text:p>
            <text:p>Antony PD</text:p>
            <text:p>Subhishram</text:p>
            <text:p>Surenthar 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3"><text:span text:style-name="T2">ANUBHAV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Git commit</text:p>
              </text:list-item>
              <text:list-item>
                <text:p>Git stash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UBHISHRAM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6.6cm" svg:height="1.5cm" svg:x="10.7cm" svg:y="0cm" presentation:class="title" presentation:user-transformed="true">
          <draw:text-box>
            <text:p><text:span text:style-name="T2">SURENTHAR S</text:span></text:p>
          </draw:text-box>
        </draw:frame>
        <draw:frame presentation:style-name="pr4" draw:text-style-name="P6" draw:layer="layout" svg:width="27cm" svg:height="14cm" svg:x="0.5cm" svg:y="1.5cm" presentation:class="outline" presentation:user-transformed="true">
          <draw:text-box>
            <text:list text:style-name="L2">
              <text:list-header>
                <text:p text:style-name="P5"><text:span text:style-name="T3">Pull changes from a remote repository (Git)</text:span></text:p>
              </text:list-header>
              <text:list-item>
                <text:p text:style-name="P5"><text:span text:style-name="T4">If someone on your team has made a change to your remote repository, you want to pull those changes locally.</text:span></text:p>
              </text:list-item>
              <text:list-item>
                <text:p text:style-name="P5"><text:span text:style-name="T4">Pull updates from the remote repository by clicking the “Pull” button. <text:s text:c="2"/></text:span></text:p>
              </text:list-item>
              <text:list-item>
                <text:p text:style-name="P5"><text:span text:style-name="T4">A pop up appears to indicate that you are merging the file from git to your local repository.</text:span></text:p>
              </text:list-item>
              <text:list-item>
                <text:p text:style-name="P5"><text:span text:style-name="T4">Click OK from this pop up.</text:span></text:p>
              </text:list-item>
              <text:list-item>
                <text:p text:style-name="P5"><text:span text:style-name="T4">This will download and merge changes from the remote repository into your local repository. </text:span></text:p>
              </text:list-item>
              <text:list-item>
                <text:p text:style-name="P5"><text:span text:style-name="T4">Navigate to your repository folder on your local system and you'll see the file you just added. </text:span></text:p>
              </text:list-item>
              <text:list-item>
                <text:p text:style-name="P5"><text:span text:style-name="T4">Source-tree updates with a new file in your History view.</text:span></text:p>
                <text:p text:style-name="P5"><text:span text:style-name="T4"/></text:p>
              </text:list-item>
            </text:list>
          </draw:text-box>
        </draw:frame>
        <draw:frame draw:style-name="gr2" draw:text-style-name="P7" draw:layer="layout" svg:width="3.499cm" svg:height="2.332cm" svg:x="24cm" svg:y="0.5cm">
          <draw:image xlink:href="Pictures/10000000000002700000006E6A7C587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6.6cm" svg:height="1.5cm" svg:x="10.7cm" svg:y="0cm" presentation:class="title" presentation:user-transformed="true">
          <draw:text-box>
            <text:p><text:span text:style-name="T2">SURENTHAR S</text:span></text:p>
          </draw:text-box>
        </draw:frame>
        <draw:frame presentation:style-name="pr4" draw:text-style-name="P6" draw:layer="layout" svg:width="27cm" svg:height="14cm" svg:x="0.5cm" svg:y="1.5cm" presentation:class="outline" presentation:user-transformed="true">
          <draw:text-box>
            <text:list text:style-name="L2">
              <text:list-header>
                <text:p text:style-name="P5"><text:span text:style-name="T3">Push changes to a remote repository (Git)</text:span></text:p>
              </text:list-header>
              <text:list-item>
                <text:p text:style-name="P5"><text:span text:style-name="T4">If someone on your team has made a change to your remote repository, you want to pull those changes locally.</text:span></text:p>
              </text:list-item>
              <text:list-item>
                <text:p text:style-name="P5"><text:span text:style-name="T4">Pull updates from the remote repository by clicking the “Pull” button. <text:s text:c="2"/></text:span></text:p>
              </text:list-item>
              <text:list-item>
                <text:p text:style-name="P5"><text:span text:style-name="T4">A pop up appears to indicate that you are merging the file from git to your local repository.</text:span></text:p>
              </text:list-item>
              <text:list-item>
                <text:p text:style-name="P5"><text:span text:style-name="T4">Click OK from this pop up.</text:span></text:p>
              </text:list-item>
              <text:list-item>
                <text:p text:style-name="P5"><text:span text:style-name="T4">This will download and merge changes from the remote repository into your local repository. </text:span></text:p>
              </text:list-item>
              <text:list-item>
                <text:p text:style-name="P5"><text:span text:style-name="T4">Navigate to your repository folder on your local system and you'll see the file you just added. </text:span></text:p>
              </text:list-item>
              <text:list-item>
                <text:p text:style-name="P5"><text:span text:style-name="T4">Source-tree updates with a new file in your History view.</text:span></text:p>
                <text:p text:style-name="P5"><text:span text:style-name="T4"/></text:p>
              </text:list-item>
            </text:list>
          </draw:text-box>
        </draw:frame>
        <draw:frame draw:style-name="gr2" draw:text-style-name="P7" draw:layer="layout" svg:width="3.499cm" svg:height="2.332cm" svg:x="24cm" svg:y="0.5cm">
          <draw:image xlink:href="Pictures/10000000000002700000006E6A7C587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NTONY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AUL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Hell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5cm" svg:x="1.401cm" svg:y="1.2cm" presentation:class="outline" presentation:user-transformed="true">
          <draw:text-box>
            <text:list text:style-name="L2">
              <text:list-item>
                <text:p><text:span text:style-name="T5">Revert</text:span></text:p>
              </text:list-item>
            </text:list>
            <text:list text:style-name="L3">
              <text:list-item>
                <text:p><text:span text:style-name="T6">Creates a commit, undoing the changes done in one or more commits.</text:span></text:p>
              </text:list-item>
              <text:list-item>
                <text:p text:style-name="P8"><text:span text:style-name="T6">Usage </text:span></text:p>
                <text:p text:style-name="P8"><text:span text:style-name="T7">git command: </text:span><text:span text:style-name="T8">git revert &lt;commit_hash1&gt;...&lt;commit_hashn&gt; </text:span><text:span text:style-name="T9">(the commits to be undone)</text:span></text:p>
                <text:p text:style-name="P8"><text:span text:style-name="T9">source tree: Right click on the commit to revert, click on “Reverse commit...”</text:span></text:p>
                <text:p text:style-name="P8"><text:span text:style-name="T9"/></text:p>
                <text:p text:style-name="P8"><text:span text:style-name="T9"/></text:p>
                <text:p text:style-name="P8"><text:span text:style-name="T9"/></text:p>
                <text:p text:style-name="P8"><text:span text:style-name="T9"/></text:p>
                <text:p text:style-name="P8"><text:span text:style-name="T9"/></text:p>
              </text:list-item>
            </text:list>
          </draw:text-box>
        </draw:frame>
        <draw:frame draw:style-name="gr3" draw:text-style-name="P7" draw:layer="layout" svg:width="8.53cm" svg:height="6.27cm" svg:x="9.001cm" svg:y="8.5cm">
          <draw:image xlink:href="Pictures/10000001000002FF000002AA0D6B9A1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11.319cm" svg:x="1.401cm" svg:y="1.501cm" presentation:class="outline" presentation:user-transformed="true">
          <draw:text-box>
            <text:list text:style-name="L3">
              <text:list-item>
                <text:p text:style-name="P9"><text:span text:style-name="T10">“</text:span><text:span text:style-name="T10">Reset” </text:span><text:span text:style-name="T11">is a similar command but it remove the commit to be undone from the history of commits in that repository.</text:span></text:p>
              </text:list-item>
              <text:list-item>
                <text:p text:style-name="P9"><text:span text:style-name="T11">Usage: </text:span><text:span text:style-name="T12">git reset &lt;commit_hash&gt; </text:span><text:span text:style-name="T11">(of the commit to which we have reset the repo)</text:span></text:p>
              </text:list-item>
              <text:list-item>
                <text:p text:style-name="P9"><text:span text:style-name="T11">Revert is more preferred than reset as it creates a new commit and the older version is also visible in the commit history.</text:span></text:p>
                <text:p text:style-name="P9"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ank you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21T09:15:36.650000000</meta:creation-date>
    <dc:date>2024-08-21T12:04:39.343000000</dc:date>
    <meta:editing-duration>PT36M20S</meta:editing-duration>
    <meta:editing-cycles>12</meta:editing-cycles>
    <meta:generator>LibreOffice/24.2.1.2$Windows_X86_64 LibreOffice_project/db4def46b0453cc22e2d0305797cf981b68ef5ac</meta:generator>
    <meta:document-statistic meta:object-count="62"/>
  </office:meta>
</office:document-meta>
</file>